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erPojo.SenderPojo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Pojo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Pojo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Pojo.init( Componen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erPojo.getNum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Pojo.sendMessages( int messageCount , boolean syn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nderPojo.sendMessages( int 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Pojo.SenderPoj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Pojo.messages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Pojo.sendMes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Pojo.setNumMessages( int num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